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row table:style-name="ro1">
          <table:table-cell office:value-type="string">
            <text:p>BaseVal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CON</text:p>
          </table:table-cell>
          <table:table-cell office:value-type="string">
            <text:p>HP</text:p>
          </table:table-cell>
          <table:table-cell office:value-type="string">
            <text:p>ENERGY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INT(2^([.$A3] / 20 + 1) + ([.B$1] / 20 * [.$A3] / 2))" office:value-type="float" office:value="3">
            <text:p>3</text:p>
          </table:table-cell>
          <table:table-cell table:formula="of:=INT(2^([.$A3] / 20 + 1) + ([.C$1] / 20 * [.$A3] / 2))" office:value-type="float" office:value="4">
            <text:p>4</text:p>
          </table:table-cell>
          <table:table-cell table:formula="of:=INT(2^([.$A3] / 20 + 1) + ([.D$1] / 20 * [.$A3] / 2))" office:value-type="float" office:value="4">
            <text:p>4</text:p>
          </table:table-cell>
          <table:table-cell table:formula="of:=([.D3] * 2 * [.A3] ^ 0.1 + 10)" office:value-type="float" office:value="18">
            <text:p>18</text:p>
          </table:table-cell>
          <table:table-cell table:formula="of:=[.D3] / 2 + 10" office:value-type="float" office:value="12">
            <text:p>12</text:p>
          </table:table-cell>
          <table:table-cell table:formula="of:=(([.$B3] * [.$A3] * [.G$2] / 100)/[.$C3] + [.G$2] * 0.05)" office:value-type="float" office:value="1.15">
            <text:p>1.15</text:p>
          </table:table-cell>
          <table:table-cell table:formula="of:=(([.$B3] * [.$A3] * [.H$2] / 100)/[.$C3] + [.H$2] * 0.05)" office:value-type="float" office:value="2.3">
            <text:p>2.3</text:p>
          </table:table-cell>
          <table:table-cell table:formula="of:=(([.$B3] * [.$A3] * [.I$2] / 100)/[.$C3] + [.I$2] * 0.05)" office:value-type="float" office:value="2.875">
            <text:p>2.88</text:p>
          </table:table-cell>
          <table:table-cell table:formula="of:=(([.$B3] * [.$A3] * [.J$2] / 100)/[.$C3] + [.J$2] * 0.05)" office:value-type="float" office:value="3.45">
            <text:p>3.45</text:p>
          </table:table-cell>
          <table:table-cell table:formula="of:=(([.$B3] * [.$A3] * [.K$2] / 100)/[.$C3] + [.K$2] * 0.05)" office:value-type="float" office:value="4.6">
            <text:p>4.6</text:p>
          </table:table-cell>
          <table:table-cell table:formula="of:=(([.$B3] * [.$A3] * [.L$2] / 100)/[.$C3] + [.L$2] * 0.05)" office:value-type="float" office:value="5.75">
            <text:p>5.75</text:p>
          </table:table-cell>
          <table:table-cell table:formula="of:=(([.D3] * 2) * [.A3] ^ 0.1 + 10)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f:=INT(2^([.$A4] / 20 + 1) + ([.B$1] / 20 * [.$A4] / 2))" office:value-type="float" office:value="4">
            <text:p>4</text:p>
          </table:table-cell>
          <table:table-cell table:formula="of:=INT(2^([.$A4] / 20 + 1) + ([.C$1] / 20 * [.$A4] / 2))" office:value-type="float" office:value="6">
            <text:p>6</text:p>
          </table:table-cell>
          <table:table-cell table:formula="of:=INT(2^([.$A4] / 20 + 1) + ([.D$1] / 20 * [.$A4] / 2))" office:value-type="float" office:value="7">
            <text:p>7</text:p>
          </table:table-cell>
          <table:table-cell table:formula="of:=([.D4] * 2 * [.A4] ^ 0.1 + 10)" office:value-type="float" office:value="25.0048284755081">
            <text:p>25</text:p>
          </table:table-cell>
          <table:table-cell table:formula="of:=[.D4] / 2 + 10" office:value-type="float" office:value="13.5">
            <text:p>13.5</text:p>
          </table:table-cell>
          <table:table-cell table:formula="of:=(([.$B4] * [.$A4] * [.G$2] / 100)/[.$C4] + [.G$2] * 0.05)" office:value-type="float" office:value="1.26666666666667">
            <text:p>1.27</text:p>
          </table:table-cell>
          <table:table-cell table:formula="of:=(([.$B4] * [.$A4] * [.H$2] / 100)/[.$C4] + [.H$2] * 0.05)" office:value-type="float" office:value="2.53333333333333">
            <text:p>2.53</text:p>
          </table:table-cell>
          <table:table-cell table:formula="of:=(([.$B4] * [.$A4] * [.I$2] / 100)/[.$C4] + [.I$2] * 0.05)" office:value-type="float" office:value="3.16666666666667">
            <text:p>3.17</text:p>
          </table:table-cell>
          <table:table-cell table:formula="of:=(([.$B4] * [.$A4] * [.J$2] / 100)/[.$C4] + [.J$2] * 0.05)" office:value-type="float" office:value="3.8">
            <text:p>3.8</text:p>
          </table:table-cell>
          <table:table-cell table:formula="of:=(([.$B4] * [.$A4] * [.K$2] / 100)/[.$C4] + [.K$2] * 0.05)" office:value-type="float" office:value="5.06666666666667">
            <text:p>5.07</text:p>
          </table:table-cell>
          <table:table-cell table:formula="of:=(([.$B4] * [.$A4] * [.L$2] / 100)/[.$C4] + [.L$2] * 0.05)" office:value-type="float" office:value="6.33333333333333">
            <text:p>6.33</text:p>
          </table:table-cell>
          <table:table-cell table:formula="of:=(([.D4] * 2) * [.A4] ^ 0.1 + 10)" office:value-type="float" office:value="25.0048284755081">
            <text:p>2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INT(2^([.$A5] / 20 + 1) + ([.B$1] / 20 * [.$A5] / 2))" office:value-type="float" office:value="5">
            <text:p>5</text:p>
          </table:table-cell>
          <table:table-cell table:formula="of:=INT(2^([.$A5] / 20 + 1) + ([.C$1] / 20 * [.$A5] / 2))" office:value-type="float" office:value="8">
            <text:p>8</text:p>
          </table:table-cell>
          <table:table-cell table:formula="of:=INT(2^([.$A5] / 20 + 1) + ([.D$1] / 20 * [.$A5] / 2))" office:value-type="float" office:value="9">
            <text:p>9</text:p>
          </table:table-cell>
          <table:table-cell table:formula="of:=([.D5] * 2 * [.A5] ^ 0.1 + 10)" office:value-type="float" office:value="30.0902171326103">
            <text:p>30.09</text:p>
          </table:table-cell>
          <table:table-cell table:formula="of:=[.D5] / 2 + 10" office:value-type="float" office:value="14.5">
            <text:p>14.5</text:p>
          </table:table-cell>
          <table:table-cell table:formula="of:=(([.$B5] * [.$A5] * [.G$2] / 100)/[.$C5] + [.G$2] * 0.05)" office:value-type="float" office:value="1.375">
            <text:p>1.38</text:p>
          </table:table-cell>
          <table:table-cell table:formula="of:=(([.$B5] * [.$A5] * [.H$2] / 100)/[.$C5] + [.H$2] * 0.05)" office:value-type="float" office:value="2.75">
            <text:p>2.75</text:p>
          </table:table-cell>
          <table:table-cell table:formula="of:=(([.$B5] * [.$A5] * [.I$2] / 100)/[.$C5] + [.I$2] * 0.05)" office:value-type="float" office:value="3.4375">
            <text:p>3.44</text:p>
          </table:table-cell>
          <table:table-cell table:formula="of:=(([.$B5] * [.$A5] * [.J$2] / 100)/[.$C5] + [.J$2] * 0.05)" office:value-type="float" office:value="4.125">
            <text:p>4.13</text:p>
          </table:table-cell>
          <table:table-cell table:formula="of:=(([.$B5] * [.$A5] * [.K$2] / 100)/[.$C5] + [.K$2] * 0.05)" office:value-type="float" office:value="5.5">
            <text:p>5.5</text:p>
          </table:table-cell>
          <table:table-cell table:formula="of:=(([.$B5] * [.$A5] * [.L$2] / 100)/[.$C5] + [.L$2] * 0.05)" office:value-type="float" office:value="6.875">
            <text:p>6.88</text:p>
          </table:table-cell>
          <table:table-cell table:formula="of:=(([.D5] * 2) * [.A5] ^ 0.1 + 10)" office:value-type="float" office:value="30.0902171326103">
            <text:p>30.0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INT(2^([.$A6] / 20 + 1) + ([.B$1] / 20 * [.$A6] / 2))" office:value-type="float" office:value="7">
            <text:p>7</text:p>
          </table:table-cell>
          <table:table-cell table:formula="of:=INT(2^([.$A6] / 20 + 1) + ([.C$1] / 20 * [.$A6] / 2))" office:value-type="float" office:value="10">
            <text:p>10</text:p>
          </table:table-cell>
          <table:table-cell table:formula="of:=INT(2^([.$A6] / 20 + 1) + ([.D$1] / 20 * [.$A6] / 2))" office:value-type="float" office:value="12">
            <text:p>12</text:p>
          </table:table-cell>
          <table:table-cell table:formula="of:=([.D6] * 2 * [.A6] ^ 0.1 + 10)" office:value-type="float" office:value="37.5687605199288">
            <text:p>37.57</text:p>
          </table:table-cell>
          <table:table-cell table:formula="of:=[.D6] / 2 + 10" office:value-type="float" office:value="16">
            <text:p>16</text:p>
          </table:table-cell>
          <table:table-cell table:formula="of:=(([.$B6] * [.$A6] * [.G$2] / 100)/[.$C6] + [.G$2] * 0.05)" office:value-type="float" office:value="1.56">
            <text:p>1.56</text:p>
          </table:table-cell>
          <table:table-cell table:formula="of:=(([.$B6] * [.$A6] * [.H$2] / 100)/[.$C6] + [.H$2] * 0.05)" office:value-type="float" office:value="3.12">
            <text:p>3.12</text:p>
          </table:table-cell>
          <table:table-cell table:formula="of:=(([.$B6] * [.$A6] * [.I$2] / 100)/[.$C6] + [.I$2] * 0.05)" office:value-type="float" office:value="3.9">
            <text:p>3.9</text:p>
          </table:table-cell>
          <table:table-cell table:formula="of:=(([.$B6] * [.$A6] * [.J$2] / 100)/[.$C6] + [.J$2] * 0.05)" office:value-type="float" office:value="4.68">
            <text:p>4.68</text:p>
          </table:table-cell>
          <table:table-cell table:formula="of:=(([.$B6] * [.$A6] * [.K$2] / 100)/[.$C6] + [.K$2] * 0.05)" office:value-type="float" office:value="6.24">
            <text:p>6.24</text:p>
          </table:table-cell>
          <table:table-cell table:formula="of:=(([.$B6] * [.$A6] * [.L$2] / 100)/[.$C6] + [.L$2] * 0.05)" office:value-type="float" office:value="7.8">
            <text:p>7.8</text:p>
          </table:table-cell>
          <table:table-cell table:formula="of:=(([.D6] * 2) * [.A6] ^ 0.1 + 10)" office:value-type="float" office:value="37.5687605199288">
            <text:p>37.5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INT(2^([.$A7] / 20 + 1) + ([.B$1] / 20 * [.$A7] / 2))" office:value-type="float" office:value="8">
            <text:p>8</text:p>
          </table:table-cell>
          <table:table-cell table:formula="of:=INT(2^([.$A7] / 20 + 1) + ([.C$1] / 20 * [.$A7] / 2))" office:value-type="float" office:value="12">
            <text:p>12</text:p>
          </table:table-cell>
          <table:table-cell table:formula="of:=INT(2^([.$A7] / 20 + 1) + ([.D$1] / 20 * [.$A7] / 2))" office:value-type="float" office:value="14">
            <text:p>14</text:p>
          </table:table-cell>
          <table:table-cell table:formula="of:=([.D7] * 2 * [.A7] ^ 0.1 + 10)" office:value-type="float" office:value="42.8893304064645">
            <text:p>42.89</text:p>
          </table:table-cell>
          <table:table-cell table:formula="of:=[.D7] / 2 + 10" office:value-type="float" office:value="17">
            <text:p>17</text:p>
          </table:table-cell>
          <table:table-cell table:formula="of:=(([.$B7] * [.$A7] * [.G$2] / 100)/[.$C7] + [.G$2] * 0.05)" office:value-type="float" office:value="1.66666666666667">
            <text:p>1.67</text:p>
          </table:table-cell>
          <table:table-cell table:formula="of:=(([.$B7] * [.$A7] * [.H$2] / 100)/[.$C7] + [.H$2] * 0.05)" office:value-type="float" office:value="3.33333333333333">
            <text:p>3.33</text:p>
          </table:table-cell>
          <table:table-cell table:formula="of:=(([.$B7] * [.$A7] * [.I$2] / 100)/[.$C7] + [.I$2] * 0.05)" office:value-type="float" office:value="4.16666666666667">
            <text:p>4.17</text:p>
          </table:table-cell>
          <table:table-cell table:formula="of:=(([.$B7] * [.$A7] * [.J$2] / 100)/[.$C7] + [.J$2] * 0.05)" office:value-type="float" office:value="5">
            <text:p>5</text:p>
          </table:table-cell>
          <table:table-cell table:formula="of:=(([.$B7] * [.$A7] * [.K$2] / 100)/[.$C7] + [.K$2] * 0.05)" office:value-type="float" office:value="6.66666666666667">
            <text:p>6.67</text:p>
          </table:table-cell>
          <table:table-cell table:formula="of:=(([.$B7] * [.$A7] * [.L$2] / 100)/[.$C7] + [.L$2] * 0.05)" office:value-type="float" office:value="8.33333333333333">
            <text:p>8.33</text:p>
          </table:table-cell>
          <table:table-cell table:formula="of:=(([.D7] * 2) * [.A7] ^ 0.1 + 10)" office:value-type="float" office:value="42.8893304064645">
            <text:p>42.8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f:=INT(2^([.$A8] / 20 + 1) + ([.B$1] / 20 * [.$A8] / 2))" office:value-type="float" office:value="9">
            <text:p>9</text:p>
          </table:table-cell>
          <table:table-cell table:formula="of:=INT(2^([.$A8] / 20 + 1) + ([.C$1] / 20 * [.$A8] / 2))" office:value-type="float" office:value="14">
            <text:p>14</text:p>
          </table:table-cell>
          <table:table-cell table:formula="of:=INT(2^([.$A8] / 20 + 1) + ([.D$1] / 20 * [.$A8] / 2))" office:value-type="float" office:value="17">
            <text:p>17</text:p>
          </table:table-cell>
          <table:table-cell table:formula="of:=([.D8] * 2 * [.A8] ^ 0.1 + 10)" office:value-type="float" office:value="50.6718607609447">
            <text:p>50.67</text:p>
          </table:table-cell>
          <table:table-cell table:formula="of:=[.D8] / 2 + 10" office:value-type="float" office:value="18.5">
            <text:p>18.5</text:p>
          </table:table-cell>
          <table:table-cell table:formula="of:=(([.$B8] * [.$A8] * [.G$2] / 100)/[.$C8] + [.G$2] * 0.05)" office:value-type="float" office:value="1.77142857142857">
            <text:p>1.77</text:p>
          </table:table-cell>
          <table:table-cell table:formula="of:=(([.$B8] * [.$A8] * [.H$2] / 100)/[.$C8] + [.H$2] * 0.05)" office:value-type="float" office:value="3.54285714285714">
            <text:p>3.54</text:p>
          </table:table-cell>
          <table:table-cell table:formula="of:=(([.$B8] * [.$A8] * [.I$2] / 100)/[.$C8] + [.I$2] * 0.05)" office:value-type="float" office:value="4.42857142857143">
            <text:p>4.43</text:p>
          </table:table-cell>
          <table:table-cell table:formula="of:=(([.$B8] * [.$A8] * [.J$2] / 100)/[.$C8] + [.J$2] * 0.05)" office:value-type="float" office:value="5.31428571428571">
            <text:p>5.31</text:p>
          </table:table-cell>
          <table:table-cell table:formula="of:=(([.$B8] * [.$A8] * [.K$2] / 100)/[.$C8] + [.K$2] * 0.05)" office:value-type="float" office:value="7.08571428571429">
            <text:p>7.09</text:p>
          </table:table-cell>
          <table:table-cell table:formula="of:=(([.$B8] * [.$A8] * [.L$2] / 100)/[.$C8] + [.L$2] * 0.05)" office:value-type="float" office:value="8.85714285714286">
            <text:p>8.86</text:p>
          </table:table-cell>
          <table:table-cell table:formula="of:=(([.D8] * 2) * [.A8] ^ 0.1 + 10)" office:value-type="float" office:value="50.6718607609447">
            <text:p>50.6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formula="of:=INT(2^([.$A9] / 20 + 1) + ([.B$1] / 20 * [.$A9] / 2))" office:value-type="float" office:value="11">
            <text:p>11</text:p>
          </table:table-cell>
          <table:table-cell table:formula="of:=INT(2^([.$A9] / 20 + 1) + ([.C$1] / 20 * [.$A9] / 2))" office:value-type="float" office:value="16">
            <text:p>16</text:p>
          </table:table-cell>
          <table:table-cell table:formula="of:=INT(2^([.$A9] / 20 + 1) + ([.D$1] / 20 * [.$A9] / 2))" office:value-type="float" office:value="20">
            <text:p>20</text:p>
          </table:table-cell>
          <table:table-cell table:formula="of:=([.D9] * 2 * [.A9] ^ 0.1 + 10)" office:value-type="float" office:value="58.5925617615627">
            <text:p>58.59</text:p>
          </table:table-cell>
          <table:table-cell table:formula="of:=[.D9] / 2 + 10" office:value-type="float" office:value="20">
            <text:p>20</text:p>
          </table:table-cell>
          <table:table-cell table:formula="of:=(([.$B9] * [.$A9] * [.G$2] / 100)/[.$C9] + [.G$2] * 0.05)" office:value-type="float" office:value="1.9625">
            <text:p>1.96</text:p>
          </table:table-cell>
          <table:table-cell table:formula="of:=(([.$B9] * [.$A9] * [.H$2] / 100)/[.$C9] + [.H$2] * 0.05)" office:value-type="float" office:value="3.925">
            <text:p>3.93</text:p>
          </table:table-cell>
          <table:table-cell table:formula="of:=(([.$B9] * [.$A9] * [.I$2] / 100)/[.$C9] + [.I$2] * 0.05)" office:value-type="float" office:value="4.90625">
            <text:p>4.91</text:p>
          </table:table-cell>
          <table:table-cell table:formula="of:=(([.$B9] * [.$A9] * [.J$2] / 100)/[.$C9] + [.J$2] * 0.05)" office:value-type="float" office:value="5.8875">
            <text:p>5.89</text:p>
          </table:table-cell>
          <table:table-cell table:formula="of:=(([.$B9] * [.$A9] * [.K$2] / 100)/[.$C9] + [.K$2] * 0.05)" office:value-type="float" office:value="7.85">
            <text:p>7.85</text:p>
          </table:table-cell>
          <table:table-cell table:formula="of:=(([.$B9] * [.$A9] * [.L$2] / 100)/[.$C9] + [.L$2] * 0.05)" office:value-type="float" office:value="9.8125">
            <text:p>9.81</text:p>
          </table:table-cell>
          <table:table-cell table:formula="of:=(([.D9] * 2) * [.A9] ^ 0.1 + 10)" office:value-type="float" office:value="58.5925617615627">
            <text:p>58.5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formula="of:=INT(2^([.$A10] / 20 + 1) + ([.B$1] / 20 * [.$A10] / 2))" office:value-type="float" office:value="12">
            <text:p>12</text:p>
          </table:table-cell>
          <table:table-cell table:formula="of:=INT(2^([.$A10] / 20 + 1) + ([.C$1] / 20 * [.$A10] / 2))" office:value-type="float" office:value="18">
            <text:p>18</text:p>
          </table:table-cell>
          <table:table-cell table:formula="of:=INT(2^([.$A10] / 20 + 1) + ([.D$1] / 20 * [.$A10] / 2))" office:value-type="float" office:value="22">
            <text:p>22</text:p>
          </table:table-cell>
          <table:table-cell table:formula="of:=([.D10] * 2 * [.A10] ^ 0.1 + 10)" office:value-type="float" office:value="64.1703541871763">
            <text:p>64.17</text:p>
          </table:table-cell>
          <table:table-cell table:formula="of:=[.D10] / 2 + 10" office:value-type="float" office:value="21">
            <text:p>21</text:p>
          </table:table-cell>
          <table:table-cell table:formula="of:=(([.$B10] * [.$A10] * [.G$2] / 100)/[.$C10] + [.G$2] * 0.05)" office:value-type="float" office:value="2.06666666666667">
            <text:p>2.07</text:p>
          </table:table-cell>
          <table:table-cell table:formula="of:=(([.$B10] * [.$A10] * [.H$2] / 100)/[.$C10] + [.H$2] * 0.05)" office:value-type="float" office:value="4.13333333333333">
            <text:p>4.13</text:p>
          </table:table-cell>
          <table:table-cell table:formula="of:=(([.$B10] * [.$A10] * [.I$2] / 100)/[.$C10] + [.I$2] * 0.05)" office:value-type="float" office:value="5.16666666666667">
            <text:p>5.17</text:p>
          </table:table-cell>
          <table:table-cell table:formula="of:=(([.$B10] * [.$A10] * [.J$2] / 100)/[.$C10] + [.J$2] * 0.05)" office:value-type="float" office:value="6.2">
            <text:p>6.2</text:p>
          </table:table-cell>
          <table:table-cell table:formula="of:=(([.$B10] * [.$A10] * [.K$2] / 100)/[.$C10] + [.K$2] * 0.05)" office:value-type="float" office:value="8.26666666666667">
            <text:p>8.27</text:p>
          </table:table-cell>
          <table:table-cell table:formula="of:=(([.$B10] * [.$A10] * [.L$2] / 100)/[.$C10] + [.L$2] * 0.05)" office:value-type="float" office:value="10.3333333333333">
            <text:p>10.33</text:p>
          </table:table-cell>
          <table:table-cell table:formula="of:=(([.D10] * 2) * [.A10] ^ 0.1 + 10)" office:value-type="float" office:value="64.1703541871763">
            <text:p>64.1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formula="of:=INT(2^([.$A11] / 20 + 1) + ([.B$1] / 20 * [.$A11] / 2))" office:value-type="float" office:value="13">
            <text:p>13</text:p>
          </table:table-cell>
          <table:table-cell table:formula="of:=INT(2^([.$A11] / 20 + 1) + ([.C$1] / 20 * [.$A11] / 2))" office:value-type="float" office:value="20">
            <text:p>20</text:p>
          </table:table-cell>
          <table:table-cell table:formula="of:=INT(2^([.$A11] / 20 + 1) + ([.D$1] / 20 * [.$A11] / 2))" office:value-type="float" office:value="25">
            <text:p>25</text:p>
          </table:table-cell>
          <table:table-cell table:formula="of:=([.D11] * 2 * [.A11] ^ 0.1 + 10)" office:value-type="float" office:value="72.2865469807759">
            <text:p>72.29</text:p>
          </table:table-cell>
          <table:table-cell table:formula="of:=[.D11] / 2 + 10" office:value-type="float" office:value="22.5">
            <text:p>22.5</text:p>
          </table:table-cell>
          <table:table-cell table:formula="of:=(([.$B11] * [.$A11] * [.G$2] / 100)/[.$C11] + [.G$2] * 0.05)" office:value-type="float" office:value="2.17">
            <text:p>2.17</text:p>
          </table:table-cell>
          <table:table-cell table:formula="of:=(([.$B11] * [.$A11] * [.H$2] / 100)/[.$C11] + [.H$2] * 0.05)" office:value-type="float" office:value="4.34">
            <text:p>4.34</text:p>
          </table:table-cell>
          <table:table-cell table:formula="of:=(([.$B11] * [.$A11] * [.I$2] / 100)/[.$C11] + [.I$2] * 0.05)" office:value-type="float" office:value="5.425">
            <text:p>5.43</text:p>
          </table:table-cell>
          <table:table-cell table:formula="of:=(([.$B11] * [.$A11] * [.J$2] / 100)/[.$C11] + [.J$2] * 0.05)" office:value-type="float" office:value="6.51">
            <text:p>6.51</text:p>
          </table:table-cell>
          <table:table-cell table:formula="of:=(([.$B11] * [.$A11] * [.K$2] / 100)/[.$C11] + [.K$2] * 0.05)" office:value-type="float" office:value="8.68">
            <text:p>8.68</text:p>
          </table:table-cell>
          <table:table-cell table:formula="of:=(([.$B11] * [.$A11] * [.L$2] / 100)/[.$C11] + [.L$2] * 0.05)" office:value-type="float" office:value="10.85">
            <text:p>10.85</text:p>
          </table:table-cell>
          <table:table-cell table:formula="of:=(([.D11] * 2) * [.A11] ^ 0.1 + 10)" office:value-type="float" office:value="72.2865469807759">
            <text:p>72.2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f:=INT(2^([.$A12] / 20 + 1) + ([.B$1] / 20 * [.$A12] / 2))" office:value-type="float" office:value="15">
            <text:p>15</text:p>
          </table:table-cell>
          <table:table-cell table:formula="of:=INT(2^([.$A12] / 20 + 1) + ([.C$1] / 20 * [.$A12] / 2))" office:value-type="float" office:value="22">
            <text:p>22</text:p>
          </table:table-cell>
          <table:table-cell table:formula="of:=INT(2^([.$A12] / 20 + 1) + ([.D$1] / 20 * [.$A12] / 2))" office:value-type="float" office:value="27">
            <text:p>27</text:p>
          </table:table-cell>
          <table:table-cell table:formula="of:=([.D12] * 2 * [.A12] ^ 0.1 + 10)" office:value-type="float" office:value="77.981972236885">
            <text:p>77.98</text:p>
          </table:table-cell>
          <table:table-cell table:formula="of:=[.D12] / 2 + 10" office:value-type="float" office:value="23.5">
            <text:p>23.5</text:p>
          </table:table-cell>
          <table:table-cell table:formula="of:=(([.$B12] * [.$A12] * [.G$2] / 100)/[.$C12] + [.G$2] * 0.05)" office:value-type="float" office:value="2.36363636363636">
            <text:p>2.36</text:p>
          </table:table-cell>
          <table:table-cell table:formula="of:=(([.$B12] * [.$A12] * [.H$2] / 100)/[.$C12] + [.H$2] * 0.05)" office:value-type="float" office:value="4.72727272727273">
            <text:p>4.73</text:p>
          </table:table-cell>
          <table:table-cell table:formula="of:=(([.$B12] * [.$A12] * [.I$2] / 100)/[.$C12] + [.I$2] * 0.05)" office:value-type="float" office:value="5.90909090909091">
            <text:p>5.91</text:p>
          </table:table-cell>
          <table:table-cell table:formula="of:=(([.$B12] * [.$A12] * [.J$2] / 100)/[.$C12] + [.J$2] * 0.05)" office:value-type="float" office:value="7.09090909090909">
            <text:p>7.09</text:p>
          </table:table-cell>
          <table:table-cell table:formula="of:=(([.$B12] * [.$A12] * [.K$2] / 100)/[.$C12] + [.K$2] * 0.05)" office:value-type="float" office:value="9.45454545454545">
            <text:p>9.45</text:p>
          </table:table-cell>
          <table:table-cell table:formula="of:=(([.$B12] * [.$A12] * [.L$2] / 100)/[.$C12] + [.L$2] * 0.05)" office:value-type="float" office:value="11.8181818181818">
            <text:p>11.82</text:p>
          </table:table-cell>
          <table:table-cell table:formula="of:=(([.D12] * 2) * [.A12] ^ 0.1 + 10)" office:value-type="float" office:value="77.981972236885">
            <text:p>77.9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f:=INT(2^([.$A13] / 20 + 1) + ([.B$1] / 20 * [.$A13] / 2))" office:value-type="float" office:value="29">
            <text:p>29</text:p>
          </table:table-cell>
          <table:table-cell table:formula="of:=INT(2^([.$A13] / 20 + 1) + ([.C$1] / 20 * [.$A13] / 2))" office:value-type="float" office:value="44">
            <text:p>44</text:p>
          </table:table-cell>
          <table:table-cell table:formula="of:=INT(2^([.$A13] / 20 + 1) + ([.D$1] / 20 * [.$A13] / 2))" office:value-type="float" office:value="54">
            <text:p>54</text:p>
          </table:table-cell>
          <table:table-cell table:formula="of:=([.D13] * 2 * [.A13] ^ 0.1 + 10)" office:value-type="float" office:value="155.722547548745">
            <text:p>155.72</text:p>
          </table:table-cell>
          <table:table-cell table:formula="of:=[.D13] / 2 + 10" office:value-type="float" office:value="37">
            <text:p>37</text:p>
          </table:table-cell>
          <table:table-cell table:formula="of:=(([.$B13] * [.$A13] * [.G$2] / 100)/[.$C13] + [.G$2] * 0.05)" office:value-type="float" office:value="3.63636363636364">
            <text:p>3.64</text:p>
          </table:table-cell>
          <table:table-cell table:formula="of:=(([.$B13] * [.$A13] * [.H$2] / 100)/[.$C13] + [.H$2] * 0.05)" office:value-type="float" office:value="7.27272727272727">
            <text:p>7.27</text:p>
          </table:table-cell>
          <table:table-cell table:formula="of:=(([.$B13] * [.$A13] * [.I$2] / 100)/[.$C13] + [.I$2] * 0.05)" office:value-type="float" office:value="9.09090909090909">
            <text:p>9.09</text:p>
          </table:table-cell>
          <table:table-cell table:formula="of:=(([.$B13] * [.$A13] * [.J$2] / 100)/[.$C13] + [.J$2] * 0.05)" office:value-type="float" office:value="10.9090909090909">
            <text:p>10.91</text:p>
          </table:table-cell>
          <table:table-cell table:formula="of:=(([.$B13] * [.$A13] * [.K$2] / 100)/[.$C13] + [.K$2] * 0.05)" office:value-type="float" office:value="14.5454545454545">
            <text:p>14.55</text:p>
          </table:table-cell>
          <table:table-cell table:formula="of:=(([.$B13] * [.$A13] * [.L$2] / 100)/[.$C13] + [.L$2] * 0.05)" office:value-type="float" office:value="18.1818181818182">
            <text:p>18.18</text:p>
          </table:table-cell>
          <table:table-cell table:formula="of:=(([.D13] * 2) * [.A13] ^ 0.1 + 10)" office:value-type="float" office:value="155.722547548745">
            <text:p>155.7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INT(2^([.$A14] / 20 + 1) + ([.B$1] / 20 * [.$A14] / 2))" office:value-type="float" office:value="43">
            <text:p>43</text:p>
          </table:table-cell>
          <table:table-cell table:formula="of:=INT(2^([.$A14] / 20 + 1) + ([.C$1] / 20 * [.$A14] / 2))" office:value-type="float" office:value="65">
            <text:p>65</text:p>
          </table:table-cell>
          <table:table-cell table:formula="of:=INT(2^([.$A14] / 20 + 1) + ([.D$1] / 20 * [.$A14] / 2))" office:value-type="float" office:value="80">
            <text:p>80</text:p>
          </table:table-cell>
          <table:table-cell table:formula="of:=([.D14] * 2 * [.A14] ^ 0.1 + 10)" office:value-type="float" office:value="234.818532237383">
            <text:p>234.82</text:p>
          </table:table-cell>
          <table:table-cell table:formula="of:=[.D14] / 2 + 10" office:value-type="float" office:value="50">
            <text:p>50</text:p>
          </table:table-cell>
          <table:table-cell table:formula="of:=(([.$B14] * [.$A14] * [.G$2] / 100)/[.$C14] + [.G$2] * 0.05)" office:value-type="float" office:value="4.96923076923077">
            <text:p>4.97</text:p>
          </table:table-cell>
          <table:table-cell table:formula="of:=(([.$B14] * [.$A14] * [.H$2] / 100)/[.$C14] + [.H$2] * 0.05)" office:value-type="float" office:value="9.93846153846154">
            <text:p>9.94</text:p>
          </table:table-cell>
          <table:table-cell table:formula="of:=(([.$B14] * [.$A14] * [.I$2] / 100)/[.$C14] + [.I$2] * 0.05)" office:value-type="float" office:value="12.4230769230769">
            <text:p>12.42</text:p>
          </table:table-cell>
          <table:table-cell table:formula="of:=(([.$B14] * [.$A14] * [.J$2] / 100)/[.$C14] + [.J$2] * 0.05)" office:value-type="float" office:value="14.9076923076923">
            <text:p>14.91</text:p>
          </table:table-cell>
          <table:table-cell table:formula="of:=(([.$B14] * [.$A14] * [.K$2] / 100)/[.$C14] + [.K$2] * 0.05)" office:value-type="float" office:value="19.8769230769231">
            <text:p>19.88</text:p>
          </table:table-cell>
          <table:table-cell table:formula="of:=(([.$B14] * [.$A14] * [.L$2] / 100)/[.$C14] + [.L$2] * 0.05)" office:value-type="float" office:value="24.8461538461538">
            <text:p>24.85</text:p>
          </table:table-cell>
          <table:table-cell table:formula="of:=(([.D14] * 2) * [.A14] ^ 0.1 + 10)" office:value-type="float" office:value="234.818532237383">
            <text:p>234.8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f:=INT(2^([.$A15] / 20 + 1) + ([.B$1] / 20 * [.$A15] / 2))" office:value-type="float" office:value="58">
            <text:p>58</text:p>
          </table:table-cell>
          <table:table-cell table:formula="of:=INT(2^([.$A15] / 20 + 1) + ([.C$1] / 20 * [.$A15] / 2))" office:value-type="float" office:value="88">
            <text:p>88</text:p>
          </table:table-cell>
          <table:table-cell table:formula="of:=INT(2^([.$A15] / 20 + 1) + ([.D$1] / 20 * [.$A15] / 2))" office:value-type="float" office:value="108">
            <text:p>108</text:p>
          </table:table-cell>
          <table:table-cell table:formula="of:=([.D15] * 2 * [.A15] ^ 0.1 + 10)" office:value-type="float" office:value="322.363118711856">
            <text:p>322.36</text:p>
          </table:table-cell>
          <table:table-cell table:formula="of:=[.D15] / 2 + 10" office:value-type="float" office:value="64">
            <text:p>64</text:p>
          </table:table-cell>
          <table:table-cell table:formula="of:=(([.$B15] * [.$A15] * [.G$2] / 100)/[.$C15] + [.G$2] * 0.05)" office:value-type="float" office:value="6.27272727272727">
            <text:p>6.27</text:p>
          </table:table-cell>
          <table:table-cell table:formula="of:=(([.$B15] * [.$A15] * [.H$2] / 100)/[.$C15] + [.H$2] * 0.05)" office:value-type="float" office:value="12.5454545454545">
            <text:p>12.55</text:p>
          </table:table-cell>
          <table:table-cell table:formula="of:=(([.$B15] * [.$A15] * [.I$2] / 100)/[.$C15] + [.I$2] * 0.05)" office:value-type="float" office:value="15.6818181818182">
            <text:p>15.68</text:p>
          </table:table-cell>
          <table:table-cell table:formula="of:=(([.$B15] * [.$A15] * [.J$2] / 100)/[.$C15] + [.J$2] * 0.05)" office:value-type="float" office:value="18.8181818181818">
            <text:p>18.82</text:p>
          </table:table-cell>
          <table:table-cell table:formula="of:=(([.$B15] * [.$A15] * [.K$2] / 100)/[.$C15] + [.K$2] * 0.05)" office:value-type="float" office:value="25.0909090909091">
            <text:p>25.09</text:p>
          </table:table-cell>
          <table:table-cell table:formula="of:=(([.$B15] * [.$A15] * [.L$2] / 100)/[.$C15] + [.L$2] * 0.05)" office:value-type="float" office:value="31.3636363636364">
            <text:p>31.36</text:p>
          </table:table-cell>
          <table:table-cell table:formula="of:=(([.D15] * 2) * [.A15] ^ 0.1 + 10)" office:value-type="float" office:value="322.363118711856">
            <text:p>322.3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f:=INT(2^([.$A16] / 20 + 1) + ([.B$1] / 20 * [.$A16] / 2))" office:value-type="float" office:value="73">
            <text:p>73</text:p>
          </table:table-cell>
          <table:table-cell table:formula="of:=INT(2^([.$A16] / 20 + 1) + ([.C$1] / 20 * [.$A16] / 2))" office:value-type="float" office:value="111">
            <text:p>111</text:p>
          </table:table-cell>
          <table:table-cell table:formula="of:=INT(2^([.$A16] / 20 + 1) + ([.D$1] / 20 * [.$A16] / 2))" office:value-type="float" office:value="136">
            <text:p>136</text:p>
          </table:table-cell>
          <table:table-cell table:formula="of:=([.D16] * 2 * [.A16] ^ 0.1 + 10)" office:value-type="float" office:value="412.222077162901">
            <text:p>412.22</text:p>
          </table:table-cell>
          <table:table-cell table:formula="of:=[.D16] / 2 + 10" office:value-type="float" office:value="78">
            <text:p>78</text:p>
          </table:table-cell>
          <table:table-cell table:formula="of:=(([.$B16] * [.$A16] * [.G$2] / 100)/[.$C16] + [.G$2] * 0.05)" office:value-type="float" office:value="7.57657657657658">
            <text:p>7.58</text:p>
          </table:table-cell>
          <table:table-cell table:formula="of:=(([.$B16] * [.$A16] * [.H$2] / 100)/[.$C16] + [.H$2] * 0.05)" office:value-type="float" office:value="15.1531531531532">
            <text:p>15.15</text:p>
          </table:table-cell>
          <table:table-cell table:formula="of:=(([.$B16] * [.$A16] * [.I$2] / 100)/[.$C16] + [.I$2] * 0.05)" office:value-type="float" office:value="18.9414414414414">
            <text:p>18.94</text:p>
          </table:table-cell>
          <table:table-cell table:formula="of:=(([.$B16] * [.$A16] * [.J$2] / 100)/[.$C16] + [.J$2] * 0.05)" office:value-type="float" office:value="22.7297297297297">
            <text:p>22.73</text:p>
          </table:table-cell>
          <table:table-cell table:formula="of:=(([.$B16] * [.$A16] * [.K$2] / 100)/[.$C16] + [.K$2] * 0.05)" office:value-type="float" office:value="30.3063063063063">
            <text:p>30.31</text:p>
          </table:table-cell>
          <table:table-cell table:formula="of:=(([.$B16] * [.$A16] * [.L$2] / 100)/[.$C16] + [.L$2] * 0.05)" office:value-type="float" office:value="37.8828828828829">
            <text:p>37.88</text:p>
          </table:table-cell>
          <table:table-cell table:formula="of:=(([.D16] * 2) * [.A16] ^ 0.1 + 10)" office:value-type="float" office:value="412.222077162901">
            <text:p>412.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f:=INT(2^([.$A17] / 20 + 1) + ([.B$1] / 20 * [.$A17] / 2))" office:value-type="float" office:value="91">
            <text:p>91</text:p>
          </table:table-cell>
          <table:table-cell table:formula="of:=INT(2^([.$A17] / 20 + 1) + ([.C$1] / 20 * [.$A17] / 2))" office:value-type="float" office:value="136">
            <text:p>136</text:p>
          </table:table-cell>
          <table:table-cell table:formula="of:=INT(2^([.$A17] / 20 + 1) + ([.D$1] / 20 * [.$A17] / 2))" office:value-type="float" office:value="166">
            <text:p>166</text:p>
          </table:table-cell>
          <table:table-cell table:formula="of:=([.D17] * 2 * [.A17] ^ 0.1 + 10)" office:value-type="float" office:value="509.980663732154">
            <text:p>509.98</text:p>
          </table:table-cell>
          <table:table-cell table:formula="of:=[.D17] / 2 + 10" office:value-type="float" office:value="93">
            <text:p>93</text:p>
          </table:table-cell>
          <table:table-cell table:formula="of:=(([.$B17] * [.$A17] * [.G$2] / 100)/[.$C17] + [.G$2] * 0.05)" office:value-type="float" office:value="9.02941176470588">
            <text:p>9.03</text:p>
          </table:table-cell>
          <table:table-cell table:formula="of:=(([.$B17] * [.$A17] * [.H$2] / 100)/[.$C17] + [.H$2] * 0.05)" office:value-type="float" office:value="18.0588235294118">
            <text:p>18.06</text:p>
          </table:table-cell>
          <table:table-cell table:formula="of:=(([.$B17] * [.$A17] * [.I$2] / 100)/[.$C17] + [.I$2] * 0.05)" office:value-type="float" office:value="22.5735294117647">
            <text:p>22.57</text:p>
          </table:table-cell>
          <table:table-cell table:formula="of:=(([.$B17] * [.$A17] * [.J$2] / 100)/[.$C17] + [.J$2] * 0.05)" office:value-type="float" office:value="27.0882352941176">
            <text:p>27.09</text:p>
          </table:table-cell>
          <table:table-cell table:formula="of:=(([.$B17] * [.$A17] * [.K$2] / 100)/[.$C17] + [.K$2] * 0.05)" office:value-type="float" office:value="36.1176470588235">
            <text:p>36.12</text:p>
          </table:table-cell>
          <table:table-cell table:formula="of:=(([.$B17] * [.$A17] * [.L$2] / 100)/[.$C17] + [.L$2] * 0.05)" office:value-type="float" office:value="45.1470588235294">
            <text:p>45.15</text:p>
          </table:table-cell>
          <table:table-cell table:formula="of:=(([.D17] * 2) * [.A17] ^ 0.1 + 10)" office:value-type="float" office:value="509.980663732154">
            <text:p>509.9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f:=INT(2^([.$A18] / 20 + 1) + ([.B$1] / 20 * [.$A18] / 2))" office:value-type="float" office:value="110">
            <text:p>110</text:p>
          </table:table-cell>
          <table:table-cell table:formula="of:=INT(2^([.$A18] / 20 + 1) + ([.C$1] / 20 * [.$A18] / 2))" office:value-type="float" office:value="162">
            <text:p>162</text:p>
          </table:table-cell>
          <table:table-cell table:formula="of:=INT(2^([.$A18] / 20 + 1) + ([.D$1] / 20 * [.$A18] / 2))" office:value-type="float" office:value="197">
            <text:p>197</text:p>
          </table:table-cell>
          <table:table-cell table:formula="of:=([.D18] * 2 * [.A18] ^ 0.1 + 10)" office:value-type="float" office:value="612.567946634217">
            <text:p>612.57</text:p>
          </table:table-cell>
          <table:table-cell table:formula="of:=[.D18] / 2 + 10" office:value-type="float" office:value="108.5">
            <text:p>108.5</text:p>
          </table:table-cell>
          <table:table-cell table:formula="of:=(([.$B18] * [.$A18] * [.G$2] / 100)/[.$C18] + [.G$2] * 0.05)" office:value-type="float" office:value="10.5061728395062">
            <text:p>10.51</text:p>
          </table:table-cell>
          <table:table-cell table:formula="of:=(([.$B18] * [.$A18] * [.H$2] / 100)/[.$C18] + [.H$2] * 0.05)" office:value-type="float" office:value="21.0123456790123">
            <text:p>21.01</text:p>
          </table:table-cell>
          <table:table-cell table:formula="of:=(([.$B18] * [.$A18] * [.I$2] / 100)/[.$C18] + [.I$2] * 0.05)" office:value-type="float" office:value="26.2654320987654">
            <text:p>26.27</text:p>
          </table:table-cell>
          <table:table-cell table:formula="of:=(([.$B18] * [.$A18] * [.J$2] / 100)/[.$C18] + [.J$2] * 0.05)" office:value-type="float" office:value="31.5185185185185">
            <text:p>31.52</text:p>
          </table:table-cell>
          <table:table-cell table:formula="of:=(([.$B18] * [.$A18] * [.K$2] / 100)/[.$C18] + [.K$2] * 0.05)" office:value-type="float" office:value="42.0246913580247">
            <text:p>42.02</text:p>
          </table:table-cell>
          <table:table-cell table:formula="of:=(([.$B18] * [.$A18] * [.L$2] / 100)/[.$C18] + [.L$2] * 0.05)" office:value-type="float" office:value="52.5308641975309">
            <text:p>52.53</text:p>
          </table:table-cell>
          <table:table-cell table:formula="of:=(([.D18] * 2) * [.A18] ^ 0.1 + 10)" office:value-type="float" office:value="612.567946634217">
            <text:p>612.5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f:=INT(2^([.$A19] / 20 + 1) + ([.B$1] / 20 * [.$A19] / 2))" office:value-type="float" office:value="132">
            <text:p>132</text:p>
          </table:table-cell>
          <table:table-cell table:formula="of:=INT(2^([.$A19] / 20 + 1) + ([.C$1] / 20 * [.$A19] / 2))" office:value-type="float" office:value="192">
            <text:p>192</text:p>
          </table:table-cell>
          <table:table-cell table:formula="of:=INT(2^([.$A19] / 20 + 1) + ([.D$1] / 20 * [.$A19] / 2))" office:value-type="float" office:value="232">
            <text:p>232</text:p>
          </table:table-cell>
          <table:table-cell table:formula="of:=([.D19] * 2 * [.A19] ^ 0.1 + 10)" office:value-type="float" office:value="729.162410222429">
            <text:p>729.16</text:p>
          </table:table-cell>
          <table:table-cell table:formula="of:=[.D19] / 2 + 10" office:value-type="float" office:value="126">
            <text:p>126</text:p>
          </table:table-cell>
          <table:table-cell table:formula="of:=(([.$B19] * [.$A19] * [.G$2] / 100)/[.$C19] + [.G$2] * 0.05)" office:value-type="float" office:value="12">
            <text:p>12</text:p>
          </table:table-cell>
          <table:table-cell table:formula="of:=(([.$B19] * [.$A19] * [.H$2] / 100)/[.$C19] + [.H$2] * 0.05)" office:value-type="float" office:value="24">
            <text:p>24</text:p>
          </table:table-cell>
          <table:table-cell table:formula="of:=(([.$B19] * [.$A19] * [.I$2] / 100)/[.$C19] + [.I$2] * 0.05)" office:value-type="float" office:value="30">
            <text:p>30</text:p>
          </table:table-cell>
          <table:table-cell table:formula="of:=(([.$B19] * [.$A19] * [.J$2] / 100)/[.$C19] + [.J$2] * 0.05)" office:value-type="float" office:value="36">
            <text:p>36</text:p>
          </table:table-cell>
          <table:table-cell table:formula="of:=(([.$B19] * [.$A19] * [.K$2] / 100)/[.$C19] + [.K$2] * 0.05)" office:value-type="float" office:value="48">
            <text:p>48</text:p>
          </table:table-cell>
          <table:table-cell table:formula="of:=(([.$B19] * [.$A19] * [.L$2] / 100)/[.$C19] + [.L$2] * 0.05)" office:value-type="float" office:value="60">
            <text:p>60</text:p>
          </table:table-cell>
          <table:table-cell table:formula="of:=(([.D19] * 2) * [.A19] ^ 0.1 + 10)" office:value-type="float" office:value="729.162410222429">
            <text:p>729.1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f:=INT(2^([.$A20] / 20 + 1) + ([.B$1] / 20 * [.$A20] / 2))" office:value-type="float" office:value="157">
            <text:p>157</text:p>
          </table:table-cell>
          <table:table-cell table:formula="of:=INT(2^([.$A20] / 20 + 1) + ([.C$1] / 20 * [.$A20] / 2))" office:value-type="float" office:value="225">
            <text:p>225</text:p>
          </table:table-cell>
          <table:table-cell table:formula="of:=INT(2^([.$A20] / 20 + 1) + ([.D$1] / 20 * [.$A20] / 2))" office:value-type="float" office:value="270">
            <text:p>270</text:p>
          </table:table-cell>
          <table:table-cell table:formula="of:=([.D20] * 2 * [.A20] ^ 0.1 + 10)" office:value-type="float" office:value="856.872461515708">
            <text:p>856.87</text:p>
          </table:table-cell>
          <table:table-cell table:formula="of:=[.D20] / 2 + 10" office:value-type="float" office:value="145">
            <text:p>145</text:p>
          </table:table-cell>
          <table:table-cell table:formula="of:=(([.$B20] * [.$A20] * [.G$2] / 100)/[.$C20] + [.G$2] * 0.05)" office:value-type="float" office:value="13.56">
            <text:p>13.56</text:p>
          </table:table-cell>
          <table:table-cell table:formula="of:=(([.$B20] * [.$A20] * [.H$2] / 100)/[.$C20] + [.H$2] * 0.05)" office:value-type="float" office:value="27.12">
            <text:p>27.12</text:p>
          </table:table-cell>
          <table:table-cell table:formula="of:=(([.$B20] * [.$A20] * [.I$2] / 100)/[.$C20] + [.I$2] * 0.05)" office:value-type="float" office:value="33.9">
            <text:p>33.9</text:p>
          </table:table-cell>
          <table:table-cell table:formula="of:=(([.$B20] * [.$A20] * [.J$2] / 100)/[.$C20] + [.J$2] * 0.05)" office:value-type="float" office:value="40.68">
            <text:p>40.68</text:p>
          </table:table-cell>
          <table:table-cell table:formula="of:=(([.$B20] * [.$A20] * [.K$2] / 100)/[.$C20] + [.K$2] * 0.05)" office:value-type="float" office:value="54.24">
            <text:p>54.24</text:p>
          </table:table-cell>
          <table:table-cell table:formula="of:=(([.$B20] * [.$A20] * [.L$2] / 100)/[.$C20] + [.L$2] * 0.05)" office:value-type="float" office:value="67.8">
            <text:p>67.8</text:p>
          </table:table-cell>
          <table:table-cell table:formula="of:=(([.D20] * 2) * [.A20] ^ 0.1 + 10)" office:value-type="float" office:value="856.872461515708">
            <text:p>856.8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formula="of:=INT(2^([.$A21] / 20 + 1) + ([.B$1] / 20 * [.$A21] / 2))" office:value-type="float" office:value="189">
            <text:p>189</text:p>
          </table:table-cell>
          <table:table-cell table:formula="of:=INT(2^([.$A21] / 20 + 1) + ([.C$1] / 20 * [.$A21] / 2))" office:value-type="float" office:value="264">
            <text:p>264</text:p>
          </table:table-cell>
          <table:table-cell table:formula="of:=INT(2^([.$A21] / 20 + 1) + ([.D$1] / 20 * [.$A21] / 2))" office:value-type="float" office:value="314">
            <text:p>314</text:p>
          </table:table-cell>
          <table:table-cell table:formula="of:=([.D21] * 2 * [.A21] ^ 0.1 + 10)" office:value-type="float" office:value="1005.31292486558">
            <text:p>1005.31</text:p>
          </table:table-cell>
          <table:table-cell table:formula="of:=[.D21] / 2 + 10" office:value-type="float" office:value="167">
            <text:p>167</text:p>
          </table:table-cell>
          <table:table-cell table:formula="of:=(([.$B21] * [.$A21] * [.G$2] / 100)/[.$C21] + [.G$2] * 0.05)" office:value-type="float" office:value="15.3181818181818">
            <text:p>15.32</text:p>
          </table:table-cell>
          <table:table-cell table:formula="of:=(([.$B21] * [.$A21] * [.H$2] / 100)/[.$C21] + [.H$2] * 0.05)" office:value-type="float" office:value="30.6363636363636">
            <text:p>30.64</text:p>
          </table:table-cell>
          <table:table-cell table:formula="of:=(([.$B21] * [.$A21] * [.I$2] / 100)/[.$C21] + [.I$2] * 0.05)" office:value-type="float" office:value="38.2954545454545">
            <text:p>38.3</text:p>
          </table:table-cell>
          <table:table-cell table:formula="of:=(([.$B21] * [.$A21] * [.J$2] / 100)/[.$C21] + [.J$2] * 0.05)" office:value-type="float" office:value="45.9545454545455">
            <text:p>45.95</text:p>
          </table:table-cell>
          <table:table-cell table:formula="of:=(([.$B21] * [.$A21] * [.K$2] / 100)/[.$C21] + [.K$2] * 0.05)" office:value-type="float" office:value="61.2727272727273">
            <text:p>61.27</text:p>
          </table:table-cell>
          <table:table-cell table:formula="of:=(([.$B21] * [.$A21] * [.L$2] / 100)/[.$C21] + [.L$2] * 0.05)" office:value-type="float" office:value="76.5909090909091">
            <text:p>76.59</text:p>
          </table:table-cell>
          <table:table-cell table:formula="of:=(([.D21] * 2) * [.A21] ^ 0.1 + 10)" office:value-type="float" office:value="1005.31292486558">
            <text:p>1005.31</text:p>
          </table:table-cell>
          <table:table-cell table:number-columns-repeated="6"/>
        </table:table-row>
        <table:table-row table:style-name="ro1">
          <table:table-cell office:value-type="string">
            <text:p>SPE</text:p>
          </table:table-cell>
          <table:table-cell table:formula="of:=[.B23] / 100 + 2" office:value-type="float" office:value="2.03">
            <text:p>2.03</text:p>
          </table:table-cell>
          <table:table-cell table:formula="of:=[.C23] / 100 + 2" office:value-type="float" office:value="2.04">
            <text:p>2.04</text:p>
          </table:table-cell>
          <table:table-cell table:number-columns-repeated="16"/>
        </table:table-row>
        <table:table-row table:style-name="ro1">
          <table:table-cell/>
          <table:table-cell table:formula="of:=[.B3]" office:value-type="float" office:value="3">
            <text:p>3</text:p>
          </table:table-cell>
          <table:table-cell table:formula="of:=[.C3]" office:value-type="float" office:value="4">
            <text:p>4</text:p>
          </table:table-cell>
          <table:table-cell table:number-columns-repeated="3"/>
          <table:table-cell table:formula="of:=[.$E7]/[.G7]" office:value-type="float" office:value="25.7335982438787">
            <text:p>25.73</text:p>
          </table:table-cell>
          <table:table-cell table:formula="of:=[.$E7]/[.H7]" office:value-type="float" office:value="12.8667991219394">
            <text:p>12.87</text:p>
          </table:table-cell>
          <table:table-cell table:formula="of:=[.$E7]/[.I7]" office:value-type="float" office:value="10.2934392975515">
            <text:p>10.29</text:p>
          </table:table-cell>
          <table:table-cell table:formula="of:=[.$E7]/[.J7]" office:value-type="float" office:value="8.57786608129291">
            <text:p>8.58</text:p>
          </table:table-cell>
          <table:table-cell table:formula="of:=[.$E7]/[.K7]" office:value-type="float" office:value="6.43339956096968">
            <text:p>6.43</text:p>
          </table:table-cell>
          <table:table-cell table:formula="of:=[.$E7]/[.L7]" office:value-type="float" office:value="5.14671964877574">
            <text:p>5.1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$E12]/[.G12]" office:value-type="float" office:value="32.9923728694514">
            <text:p>32.99</text:p>
          </table:table-cell>
          <table:table-cell table:formula="of:=[.$E12]/[.H12]" office:value-type="float" office:value="16.4961864347257">
            <text:p>16.5</text:p>
          </table:table-cell>
          <table:table-cell table:formula="of:=[.$E12]/[.I12]" office:value-type="float" office:value="13.1969491477805">
            <text:p>13.2</text:p>
          </table:table-cell>
          <table:table-cell table:formula="of:=[.$E12]/[.J12]" office:value-type="float" office:value="10.9974576231505">
            <text:p>11</text:p>
          </table:table-cell>
          <table:table-cell table:formula="of:=[.$E12]/[.K12]" office:value-type="float" office:value="8.24809321736284">
            <text:p>8.25</text:p>
          </table:table-cell>
          <table:table-cell table:formula="of:=[.$E12]/[.L12]" office:value-type="float" office:value="6.59847457389027">
            <text:p>6.6</text:p>
          </table:table-cell>
          <table:table-cell table:number-columns-repeated="7"/>
        </table:table-row>
        <table:table-row table:style-name="ro2">
          <table:table-cell office:value-type="string" table:number-columns-spanned="4" table:number-rows-spanned="1">
            <text:p>INT(2^(<text:span text:style-name="T1">level</text:span> / 20 + 1) + (<text:span text:style-name="T2">BaseVal</text:span> / 20 * <text:span text:style-name="T3">level</text:span> / 2))</text:p>
          </table:table-cell>
          <table:covered-table-cell table:number-columns-repeated="3"/>
          <table:table-cell table:number-columns-repeated="2"/>
          <table:table-cell table:formula="of:=[.$E14]/[.G14]" office:value-type="float" office:value="47.2545033914239">
            <text:p>47.25</text:p>
          </table:table-cell>
          <table:table-cell table:formula="of:=[.$E14]/[.H14]" office:value-type="float" office:value="23.6272516957119">
            <text:p>23.63</text:p>
          </table:table-cell>
          <table:table-cell table:formula="of:=[.$E14]/[.I14]" office:value-type="float" office:value="18.9018013565696">
            <text:p>18.9</text:p>
          </table:table-cell>
          <table:table-cell table:formula="of:=[.$E14]/[.J14]" office:value-type="float" office:value="15.7515011304746">
            <text:p>15.75</text:p>
          </table:table-cell>
          <table:table-cell table:formula="of:=[.$E14]/[.K14]" office:value-type="float" office:value="11.813625847856">
            <text:p>11.81</text:p>
          </table:table-cell>
          <table:table-cell table:formula="of:=[.$E14]/[.L14]" office:value-type="float" office:value="9.45090067828478">
            <text:p>9.4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$E16]/[.G16]" office:value-type="float" office:value="54.4074323009299">
            <text:p>54.41</text:p>
          </table:table-cell>
          <table:table-cell table:formula="of:=[.$E16]/[.H16]" office:value-type="float" office:value="27.2037161504649">
            <text:p>27.2</text:p>
          </table:table-cell>
          <table:table-cell table:formula="of:=[.$E16]/[.I16]" office:value-type="float" office:value="21.762972920372">
            <text:p>21.76</text:p>
          </table:table-cell>
          <table:table-cell table:formula="of:=[.$E16]/[.J16]" office:value-type="float" office:value="18.1358107669766">
            <text:p>18.14</text:p>
          </table:table-cell>
          <table:table-cell table:formula="of:=[.$E16]/[.K16]" office:value-type="float" office:value="13.6018580752325">
            <text:p>13.6</text:p>
          </table:table-cell>
          <table:table-cell table:formula="of:=[.$E16]/[.L16]" office:value-type="float" office:value="10.881486460186">
            <text:p>10.88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$E19]/[.G19]" office:value-type="float" office:value="60.7635341852024">
            <text:p>60.76</text:p>
          </table:table-cell>
          <table:table-cell table:formula="of:=[.$E19]/[.H19]" office:value-type="float" office:value="30.3817670926012">
            <text:p>30.38</text:p>
          </table:table-cell>
          <table:table-cell table:formula="of:=[.$E19]/[.I19]" office:value-type="float" office:value="24.3054136740809">
            <text:p>24.31</text:p>
          </table:table-cell>
          <table:table-cell table:formula="of:=[.$E19]/[.J19]" office:value-type="float" office:value="20.2545113950675">
            <text:p>20.25</text:p>
          </table:table-cell>
          <table:table-cell table:formula="of:=[.$E19]/[.K19]" office:value-type="float" office:value="15.1908835463006">
            <text:p>15.19</text:p>
          </table:table-cell>
          <table:table-cell table:formula="of:=[.$E19]/[.L19]" office:value-type="float" office:value="12.1527068370405">
            <text:p>12.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# Evolutions</text:p>
          </table:table-cell>
          <table:table-cell office:value-type="float" office:value="3">
            <text:p>3</text:p>
          </table:table-cell>
          <table:table-cell/>
          <table:table-cell table:formula="of:=[.$E21]/[.G21]" office:value-type="float" office:value="65.6287369348449">
            <text:p>65.63</text:p>
          </table:table-cell>
          <table:table-cell table:formula="of:=[.$E21]/[.H21]" office:value-type="float" office:value="32.8143684674225">
            <text:p>32.81</text:p>
          </table:table-cell>
          <table:table-cell table:formula="of:=[.$E21]/[.I21]" office:value-type="float" office:value="26.251494773938">
            <text:p>26.25</text:p>
          </table:table-cell>
          <table:table-cell table:formula="of:=[.$E21]/[.J21]" office:value-type="float" office:value="21.8762456449483">
            <text:p>21.88</text:p>
          </table:table-cell>
          <table:table-cell table:formula="of:=[.$E21]/[.K21]" office:value-type="float" office:value="16.4071842337112">
            <text:p>16.41</text:p>
          </table:table-cell>
          <table:table-cell table:formula="of:=[.$E21]/[.L21]" office:value-type="float" office:value="13.125747386969">
            <text:p>13.13</text:p>
          </table:table-cell>
          <table:table-cell table:number-columns-repeated="7"/>
        </table:table-row>
        <table:table-row table:style-name="ro1">
          <table:table-cell office:value-type="string">
            <text:p>UNIT</text:p>
          </table:table-cell>
          <table:table-cell office:value-type="string">
            <text:p>PIC</text:p>
          </table:table-cell>
          <table:table-cell office:value-type="string">
            <text:p>STATE</text:p>
          </table:table-cell>
          <table:table-cell office:value-type="string">
            <text:p>OFF</text:p>
          </table:table-cell>
          <table:table-cell office:value-type="string">
            <text:p>DEF</text:p>
          </table:table-cell>
          <table:table-cell office:value-type="string">
            <text:p>CON</text:p>
          </table:table-cell>
          <table:table-cell office:value-type="string">
            <text:p>STA</text:p>
          </table:table-cell>
          <table:table-cell office:value-type="string">
            <text:p>SPE</text:p>
          </table:table-cell>
          <table:table-cell office:value-type="string">
            <text:p>SIZE</text:p>
          </table:table-cell>
          <table:table-cell table:number-columns-repeated="2"/>
          <table:table-cell office:value-type="string">
            <text:p>SUM</text:p>
          </table:table-cell>
          <table:table-cell office:value-type="string">
            <text:p>GOAL</text:p>
          </table:table-cell>
          <table:table-cell office:value-type="string">
            <text:p>POINTS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Stumps1</text:p>
          </table:table-cell>
          <table:table-cell office:value-type="string">
            <text:p>Stumps</text:p>
          </table:table-cell>
          <table:table-cell office:value-type="float" office:value="1">
            <text:p>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Tank</text:p>
          </table:table-cell>
          <table:table-cell office:value-type="string">
            <text:p>Stumps0</text:p>
          </table:table-cell>
          <table:table-cell table:style-name="ce2" table:formula="of:=SUM([.D31:.H31])" office:value-type="float" office:value="300">
            <text:p>300</text:p>
          </table:table-cell>
          <table:table-cell table:style-name="ce2" office:value-type="float" office:value="300">
            <text:p>300</text:p>
          </table:table-cell>
          <table:table-cell table:formula="of:=[.M31]-[.L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tumps2</text:p>
          </table:table-cell>
          <table:table-cell table:formula="of:=[.B31]" office:value-type="string" office:string-value="Stumps">
            <text:p>Stumps</text:p>
          </table:table-cell>
          <table:table-cell table:formula="of:=[.C31] + 1" office:value-type="float" office:value="2">
            <text:p>2</text:p>
          </table:table-cell>
          <table:table-cell table:style-name="ce2" table:formula="of:=INT([.D$31] +[.D$36] * ([.$C32] - 1))" office:value-type="float" office:value="63">
            <text:p>63</text:p>
          </table:table-cell>
          <table:table-cell table:style-name="ce2" table:formula="of:=INT([.E$31] +[.E$36] * ([.$C32] - 1))" office:value-type="float" office:value="63">
            <text:p>63</text:p>
          </table:table-cell>
          <table:table-cell table:style-name="ce2" table:formula="of:=INT([.F$31] +[.F$36] * ([.$C32] - 1))" office:value-type="float" office:value="127">
            <text:p>127</text:p>
          </table:table-cell>
          <table:table-cell table:style-name="ce2" table:formula="of:=INT([.G$31] +[.G$36] * ([.$C32] - 1))" office:value-type="float" office:value="83">
            <text:p>83</text:p>
          </table:table-cell>
          <table:table-cell table:style-name="ce2" table:formula="of:=INT([.H$31] +[.H$36] * ([.$C32] - 1))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J31]" office:value-type="string" office:string-value="Tank">
            <text:p>Tank</text:p>
          </table:table-cell>
          <table:table-cell table:formula="of:=[.K31]" office:value-type="string" office:string-value="Stumps0">
            <text:p>Stumps0</text:p>
          </table:table-cell>
          <table:table-cell table:style-name="ce2" table:formula="of:=SUM([.D32:.H32])" office:value-type="float" office:value="366">
            <text:p>366</text:p>
          </table:table-cell>
          <table:table-cell table:style-name="ce2" table:formula="of:=INT([.$M$31] + 200 * 1 / [.$E$28])" office:value-type="float" office:value="366">
            <text:p>366</text:p>
          </table:table-cell>
          <table:table-cell table:formula="of:=[.M32]-[.L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tumps3</text:p>
          </table:table-cell>
          <table:table-cell table:formula="of:=[.B31]" office:value-type="string" office:string-value="Stumps">
            <text:p>Stumps</text:p>
          </table:table-cell>
          <table:table-cell table:formula="of:=[.C32] + 1" office:value-type="float" office:value="3">
            <text:p>3</text:p>
          </table:table-cell>
          <table:table-cell table:style-name="ce2" table:formula="of:=INT([.D$31] +[.D$36] * ([.$C33] - 1))" office:value-type="float" office:value="76">
            <text:p>76</text:p>
          </table:table-cell>
          <table:table-cell table:style-name="ce2" table:formula="of:=INT([.E$31] +[.E$36] * ([.$C33] - 1))" office:value-type="float" office:value="77">
            <text:p>77</text:p>
          </table:table-cell>
          <table:table-cell table:style-name="ce2" table:formula="of:=INT([.F$31] +[.F$36] * ([.$C33] - 1))" office:value-type="float" office:value="154">
            <text:p>154</text:p>
          </table:table-cell>
          <table:table-cell table:style-name="ce2" table:formula="of:=INT([.G$31] +[.G$36] * ([.$C33] - 1))" office:value-type="float" office:value="96">
            <text:p>96</text:p>
          </table:table-cell>
          <table:table-cell table:style-name="ce2" table:formula="of:=INT([.H$31] +[.H$36] * ([.$C33] - 1))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J31]" office:value-type="string" office:string-value="Tank">
            <text:p>Tank</text:p>
          </table:table-cell>
          <table:table-cell table:formula="of:=[.K31]" office:value-type="string" office:string-value="Stumps0">
            <text:p>Stumps0</text:p>
          </table:table-cell>
          <table:table-cell table:style-name="ce2" table:formula="of:=SUM([.D33:.H33])" office:value-type="float" office:value="433">
            <text:p>433</text:p>
          </table:table-cell>
          <table:table-cell table:style-name="ce2" table:formula="of:=INT([.$M$31] + 200 * 2 / [.$E$28])" office:value-type="float" office:value="433">
            <text:p>433</text:p>
          </table:table-cell>
          <table:table-cell table:formula="of:=[.M33]-[.L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tumps4</text:p>
          </table:table-cell>
          <table:table-cell table:formula="of:=[.B31]" office:value-type="string" office:string-value="Stumps">
            <text:p>Stumps</text:p>
          </table:table-cell>
          <table:table-cell table:formula="of:=[.C33] + 1" office:value-type="float" office:value="4">
            <text:p>4</text:p>
          </table:table-cell>
          <table:table-cell table:style-name="ce2" table:formula="of:=INT([.D$31] +[.D$36] * ([.$C34] - 1))" office:value-type="float" office:value="89">
            <text:p>89</text:p>
          </table:table-cell>
          <table:table-cell table:style-name="ce2" table:formula="of:=INT([.E$31] +[.E$36] * ([.$C34] - 1))" office:value-type="float" office:value="91">
            <text:p>91</text:p>
          </table:table-cell>
          <table:table-cell table:style-name="ce2" table:formula="of:=INT([.F$31] +[.F$36] * ([.$C34] - 1))" office:value-type="float" office:value="181">
            <text:p>181</text:p>
          </table:table-cell>
          <table:table-cell table:style-name="ce2" table:formula="of:=INT([.G$31] +[.G$36] * ([.$C34] - 1))" office:value-type="float" office:value="109">
            <text:p>109</text:p>
          </table:table-cell>
          <table:table-cell table:style-name="ce2" table:formula="of:=INT([.H$31] +[.H$36] * ([.$C34] - 1))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J31]" office:value-type="string" office:string-value="Tank">
            <text:p>Tank</text:p>
          </table:table-cell>
          <table:table-cell table:formula="of:=[.K31]" office:value-type="string" office:string-value="Stumps0">
            <text:p>Stumps0</text:p>
          </table:table-cell>
          <table:table-cell table:style-name="ce2" table:formula="of:=SUM([.D34:.H34])" office:value-type="float" office:value="500">
            <text:p>500</text:p>
          </table:table-cell>
          <table:table-cell table:style-name="ce2" table:formula="of:=INT([.$M$31] + 200 * 3 / [.$E$28])" office:value-type="float" office:value="500">
            <text:p>500</text:p>
          </table:table-cell>
          <table:table-cell table:formula="of:=[.M34]-[.L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tumps4</text:p>
          </table:table-cell>
          <table:table-cell table:formula="of:=[.B32]" office:value-type="string" office:string-value="Stumps">
            <text:p>Stumps</text:p>
          </table:table-cell>
          <table:table-cell table:formula="of:=[.E28] + 1" office:value-type="float" office:value="4">
            <text:p>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J31]" office:value-type="string" office:string-value="Tank">
            <text:p>Tank</text:p>
          </table:table-cell>
          <table:table-cell table:formula="of:=[.K31]" office:value-type="string" office:string-value="Stumps0">
            <text:p>Stumps0</text:p>
          </table:table-cell>
          <table:table-cell table:style-name="ce2" table:formula="of:=SUM([.D35:.H35])" office:value-type="float" office:value="500">
            <text:p>500</text:p>
          </table:table-cell>
          <table:table-cell table:style-name="ce2" table:formula="of:=INT([.$M$31] + 200 * 4 / [.$E$28])" office:value-type="float" office:value="566">
            <text:p>566</text:p>
          </table:table-cell>
          <table:table-cell table:formula="of:=[.M35]-[.L35]"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table:formula="of:=([.D35] - [.D31]) / ([.$E$28])" office:value-type="float" office:value="13">
            <text:p>13</text:p>
          </table:table-cell>
          <table:table-cell table:style-name="ce2" table:formula="of:=([.E35] - [.E31]) / ([.$E$28])" office:value-type="float" office:value="13.6666666666667">
            <text:p>13.67</text:p>
          </table:table-cell>
          <table:table-cell table:style-name="ce2" table:formula="of:=([.F35] - [.F31]) / ([.$E$28])" office:value-type="float" office:value="27">
            <text:p>27</text:p>
          </table:table-cell>
          <table:table-cell table:style-name="ce2" table:formula="of:=([.G35] - [.G31]) / ([.$E$28])" office:value-type="float" office:value="13">
            <text:p>13</text:p>
          </table:table-cell>
          <table:table-cell table:style-name="ce2" table:formula="of:=([.H35] - [.H31]) / ([.$E$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formula="of:=([.D31] &gt;= 30)" office:value-type="boolean" office:boolean-value="true">
            <text:p>TRUE</text:p>
          </table:table-cell>
          <table:table-cell table:formula="of:=([.E31] &gt;= 30)" office:value-type="boolean" office:boolean-value="true">
            <text:p>TRUE</text:p>
          </table:table-cell>
          <table:table-cell table:formula="of:=([.F31] &gt;= 30)" office:value-type="boolean" office:boolean-value="true">
            <text:p>TRUE</text:p>
          </table:table-cell>
          <table:table-cell table:formula="of:=([.G31] &gt;= 30)" office:value-type="boolean" office:boolean-value="true">
            <text:p>TRUE</text:p>
          </table:table-cell>
          <table:table-cell table:formula="of:=([.H31] &gt;= 30)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([.D35] &gt;= 50)" office:value-type="boolean" office:boolean-value="true">
            <text:p>TRUE</text:p>
          </table:table-cell>
          <table:table-cell table:formula="of:=([.E35] &gt;= 50)" office:value-type="boolean" office:boolean-value="true">
            <text:p>TRUE</text:p>
          </table:table-cell>
          <table:table-cell table:formula="of:=([.F35] &gt;= 50)" office:value-type="boolean" office:boolean-value="true">
            <text:p>TRUE</text:p>
          </table:table-cell>
          <table:table-cell table:formula="of:=([.G35] &gt;= 50)" office:value-type="boolean" office:boolean-value="true">
            <text:p>TRUE</text:p>
          </table:table-cell>
          <table:table-cell table:formula="of:=([.H35] &gt;= 50)" office:value-type="boolean" office:boolean-value="false">
            <text:p>FALSE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Behold1</text:p>
          </table:table-cell>
          <table:table-cell office:value-type="float" office:value="1">
            <text:p>1</text:p>
          </table:table-cell>
          <table:table-cell office:value-type="string">
            <text:p>ShockRay</text:p>
          </table:table-cell>
          <table:table-cell office:value-type="float" office:value="5">
            <text:p>5</text:p>
          </table:table-cell>
          <table:table-cell office:value-type="string">
            <text:p>FrostRay</text:p>
          </table:table-cell>
          <table:table-cell office:value-type="float" office:value="7">
            <text:p>7</text:p>
          </table:table-cell>
          <table:table-cell office:value-type="string">
            <text:p>FireRay</text:p>
          </table:table-cell>
          <table:table-cell office:value-type="float" office:value="9">
            <text:p>9</text:p>
          </table:table-cell>
          <table:table-cell office:value-type="string">
            <text:p>PainRay</text:p>
          </table:table-cell>
          <table:table-cell office:value-type="float" office:value="11">
            <text:p>11</text:p>
          </table:table-cell>
          <table:table-cell office:value-type="string">
            <text:p>LightningRay</text:p>
          </table:table-cell>
          <table:table-cell office:value-type="float" office:value="14">
            <text:p>14</text:p>
          </table:table-cell>
          <table:table-cell office:value-type="string">
            <text:p>FreezingRay</text:p>
          </table:table-cell>
          <table:table-cell office:value-type="float" office:value="18">
            <text:p>18</text:p>
          </table:table-cell>
          <table:table-cell office:value-type="string">
            <text:p>BurningRay</text:p>
          </table:table-cell>
          <table:table-cell office:value-type="float" office:value="22">
            <text:p>22</text:p>
          </table:table-cell>
          <table:table-cell office:value-type="string">
            <text:p>CripplingRay</text:p>
          </table:table-cell>
          <table:table-cell office:value-type="float" office:value="27">
            <text:p>27</text:p>
          </table:table-cell>
          <table:table-cell office:value-type="string">
            <text:p>EyeOfChaos</text:p>
          </table:table-cell>
        </table:table-row>
        <table:table-row table:style-name="ro1">
          <table:table-cell office:value-type="string">
            <text:p>Behold2</text:p>
          </table:table-cell>
          <table:table-cell table:formula="of:=INT([.B42] * 1.1)" office:value-type="float" office:value="1">
            <text:p>1</text:p>
          </table:table-cell>
          <table:table-cell table:formula="of:=[.C42]" office:value-type="string" office:string-value="ShockRay">
            <text:p>ShockRay</text:p>
          </table:table-cell>
          <table:table-cell table:formula="of:=INT([.D42] * 1.2)" office:value-type="float" office:value="6">
            <text:p>6</text:p>
          </table:table-cell>
          <table:table-cell table:formula="of:=[.E42]" office:value-type="string" office:string-value="FrostRay">
            <text:p>FrostRay</text:p>
          </table:table-cell>
          <table:table-cell table:formula="of:=INT([.F42] * 1.2)" office:value-type="float" office:value="8">
            <text:p>8</text:p>
          </table:table-cell>
          <table:table-cell table:formula="of:=[.G42]" office:value-type="string" office:string-value="FireRay">
            <text:p>FireRay</text:p>
          </table:table-cell>
          <table:table-cell table:formula="of:=INT([.H42] * 1.2)" office:value-type="float" office:value="10">
            <text:p>10</text:p>
          </table:table-cell>
          <table:table-cell table:formula="of:=[.I42]" office:value-type="string" office:string-value="PainRay">
            <text:p>PainRay</text:p>
          </table:table-cell>
          <table:table-cell table:formula="of:=INT([.J42] * 1.2)" office:value-type="float" office:value="13">
            <text:p>13</text:p>
          </table:table-cell>
          <table:table-cell table:formula="of:=[.K42]" office:value-type="string" office:string-value="LightningRay">
            <text:p>LightningRay</text:p>
          </table:table-cell>
          <table:table-cell table:formula="of:=INT([.L42] * 1.2)" office:value-type="float" office:value="16">
            <text:p>16</text:p>
          </table:table-cell>
          <table:table-cell table:formula="of:=[.M42]" office:value-type="string" office:string-value="FreezingRay">
            <text:p>FreezingRay</text:p>
          </table:table-cell>
          <table:table-cell table:formula="of:=INT([.N42] * 1.2)" office:value-type="float" office:value="21">
            <text:p>21</text:p>
          </table:table-cell>
          <table:table-cell table:formula="of:=[.O42]" office:value-type="string" office:string-value="BurningRay">
            <text:p>BurningRay</text:p>
          </table:table-cell>
          <table:table-cell table:formula="of:=INT([.P42] * 1.2)" office:value-type="float" office:value="26">
            <text:p>26</text:p>
          </table:table-cell>
          <table:table-cell table:formula="of:=[.Q42]" office:value-type="string" office:string-value="CripplingRay">
            <text:p>CripplingRay</text:p>
          </table:table-cell>
          <table:table-cell table:formula="of:=INT([.R42] * 1.2)" office:value-type="float" office:value="32">
            <text:p>32</text:p>
          </table:table-cell>
          <table:table-cell table:formula="of:=[.S42]" office:value-type="string" office:string-value="EyeOfChaos">
            <text:p>EyeOfChaos</text:p>
          </table:table-cell>
        </table:table-row>
        <table:table-row table:style-name="ro1">
          <table:table-cell office:value-type="string">
            <text:p>Behold3</text:p>
          </table:table-cell>
          <table:table-cell table:formula="of:=INT([.B43] * 1.1)" office:value-type="float" office:value="1">
            <text:p>1</text:p>
          </table:table-cell>
          <table:table-cell table:formula="of:=[.C43]" office:value-type="string" office:string-value="ShockRay">
            <text:p>ShockRay</text:p>
          </table:table-cell>
          <table:table-cell table:formula="of:=INT([.D43] * 1.2)" office:value-type="float" office:value="7">
            <text:p>7</text:p>
          </table:table-cell>
          <table:table-cell table:formula="of:=[.E43]" office:value-type="string" office:string-value="FrostRay">
            <text:p>FrostRay</text:p>
          </table:table-cell>
          <table:table-cell table:formula="of:=INT([.F43] * 1.2)" office:value-type="float" office:value="9">
            <text:p>9</text:p>
          </table:table-cell>
          <table:table-cell table:formula="of:=[.G43]" office:value-type="string" office:string-value="FireRay">
            <text:p>FireRay</text:p>
          </table:table-cell>
          <table:table-cell table:formula="of:=INT([.H43] * 1.2)" office:value-type="float" office:value="12">
            <text:p>12</text:p>
          </table:table-cell>
          <table:table-cell table:formula="of:=[.I43]" office:value-type="string" office:string-value="PainRay">
            <text:p>PainRay</text:p>
          </table:table-cell>
          <table:table-cell table:formula="of:=INT([.J43] * 1.2)" office:value-type="float" office:value="15">
            <text:p>15</text:p>
          </table:table-cell>
          <table:table-cell table:formula="of:=[.K43]" office:value-type="string" office:string-value="LightningRay">
            <text:p>LightningRay</text:p>
          </table:table-cell>
          <table:table-cell table:formula="of:=INT([.L43] * 1.2)" office:value-type="float" office:value="19">
            <text:p>19</text:p>
          </table:table-cell>
          <table:table-cell table:formula="of:=[.M43]" office:value-type="string" office:string-value="FreezingRay">
            <text:p>FreezingRay</text:p>
          </table:table-cell>
          <table:table-cell table:formula="of:=INT([.N43] * 1.2)" office:value-type="float" office:value="25">
            <text:p>25</text:p>
          </table:table-cell>
          <table:table-cell table:formula="of:=[.O43]" office:value-type="string" office:string-value="BurningRay">
            <text:p>BurningRay</text:p>
          </table:table-cell>
          <table:table-cell table:formula="of:=INT([.P43] * 1.2)" office:value-type="float" office:value="31">
            <text:p>31</text:p>
          </table:table-cell>
          <table:table-cell table:formula="of:=[.Q43]" office:value-type="string" office:string-value="CripplingRay">
            <text:p>CripplingRay</text:p>
          </table:table-cell>
          <table:table-cell table:formula="of:=INT([.R43] * 1.2)" office:value-type="float" office:value="38">
            <text:p>38</text:p>
          </table:table-cell>
          <table:table-cell table:formula="of:=[.S43]" office:value-type="string" office:string-value="EyeOfChaos">
            <text:p>EyeOfChaos</text:p>
          </table:table-cell>
        </table:table-row>
        <table:table-row table:style-name="ro1">
          <table:table-cell office:value-type="string">
            <text:p>Behold4</text:p>
          </table:table-cell>
          <table:table-cell table:formula="of:=INT([.B44] * 1.1)" office:value-type="float" office:value="1">
            <text:p>1</text:p>
          </table:table-cell>
          <table:table-cell table:formula="of:=[.C44]" office:value-type="string" office:string-value="ShockRay">
            <text:p>ShockRay</text:p>
          </table:table-cell>
          <table:table-cell table:formula="of:=INT([.D44] * 1.2)" office:value-type="float" office:value="8">
            <text:p>8</text:p>
          </table:table-cell>
          <table:table-cell table:formula="of:=[.E44]" office:value-type="string" office:string-value="FrostRay">
            <text:p>FrostRay</text:p>
          </table:table-cell>
          <table:table-cell table:formula="of:=INT([.F44] * 1.2)" office:value-type="float" office:value="10">
            <text:p>10</text:p>
          </table:table-cell>
          <table:table-cell table:formula="of:=[.G44]" office:value-type="string" office:string-value="FireRay">
            <text:p>FireRay</text:p>
          </table:table-cell>
          <table:table-cell table:formula="of:=INT([.H44] * 1.2)" office:value-type="float" office:value="14">
            <text:p>14</text:p>
          </table:table-cell>
          <table:table-cell table:formula="of:=[.I44]" office:value-type="string" office:string-value="PainRay">
            <text:p>PainRay</text:p>
          </table:table-cell>
          <table:table-cell table:formula="of:=INT([.J44] * 1.2)" office:value-type="float" office:value="18">
            <text:p>18</text:p>
          </table:table-cell>
          <table:table-cell table:formula="of:=[.K44]" office:value-type="string" office:string-value="LightningRay">
            <text:p>LightningRay</text:p>
          </table:table-cell>
          <table:table-cell table:formula="of:=INT([.L44] * 1.2)" office:value-type="float" office:value="22">
            <text:p>22</text:p>
          </table:table-cell>
          <table:table-cell table:formula="of:=[.M44]" office:value-type="string" office:string-value="FreezingRay">
            <text:p>FreezingRay</text:p>
          </table:table-cell>
          <table:table-cell table:formula="of:=INT([.N44] * 1.2)" office:value-type="float" office:value="30">
            <text:p>30</text:p>
          </table:table-cell>
          <table:table-cell table:formula="of:=[.O44]" office:value-type="string" office:string-value="BurningRay">
            <text:p>BurningRay</text:p>
          </table:table-cell>
          <table:table-cell table:formula="of:=INT([.P44] * 1.2)" office:value-type="float" office:value="37">
            <text:p>37</text:p>
          </table:table-cell>
          <table:table-cell table:formula="of:=[.Q44]" office:value-type="string" office:string-value="CripplingRay">
            <text:p>CripplingRay</text:p>
          </table:table-cell>
          <table:table-cell table:formula="of:=INT([.R44] * 1.2)" office:value-type="float" office:value="45">
            <text:p>45</text:p>
          </table:table-cell>
          <table:table-cell table:formula="of:=[.S44]" office:value-type="string" office:string-value="EyeOfChaos">
            <text:p>EyeOfChaos</text:p>
          </table:table-cell>
        </table:table-row>
        <table:table-row table:style-name="ro1">
          <table:table-cell office:value-type="string">
            <text:p>Behold5</text:p>
          </table:table-cell>
          <table:table-cell table:formula="of:=INT([.B45] * 1.1)" office:value-type="float" office:value="1">
            <text:p>1</text:p>
          </table:table-cell>
          <table:table-cell table:formula="of:=[.C45]" office:value-type="string" office:string-value="ShockRay">
            <text:p>ShockRay</text:p>
          </table:table-cell>
          <table:table-cell table:formula="of:=INT([.D45] * 1.2)" office:value-type="float" office:value="9">
            <text:p>9</text:p>
          </table:table-cell>
          <table:table-cell table:formula="of:=[.E45]" office:value-type="string" office:string-value="FrostRay">
            <text:p>FrostRay</text:p>
          </table:table-cell>
          <table:table-cell table:formula="of:=INT([.F45] * 1.2)" office:value-type="float" office:value="12">
            <text:p>12</text:p>
          </table:table-cell>
          <table:table-cell table:formula="of:=[.G45]" office:value-type="string" office:string-value="FireRay">
            <text:p>FireRay</text:p>
          </table:table-cell>
          <table:table-cell table:formula="of:=INT([.H45] * 1.2)" office:value-type="float" office:value="16">
            <text:p>16</text:p>
          </table:table-cell>
          <table:table-cell table:formula="of:=[.I45]" office:value-type="string" office:string-value="PainRay">
            <text:p>PainRay</text:p>
          </table:table-cell>
          <table:table-cell table:formula="of:=INT([.J45] * 1.2)" office:value-type="float" office:value="21">
            <text:p>21</text:p>
          </table:table-cell>
          <table:table-cell table:formula="of:=[.K45]" office:value-type="string" office:string-value="LightningRay">
            <text:p>LightningRay</text:p>
          </table:table-cell>
          <table:table-cell table:formula="of:=INT([.L45] * 1.2)" office:value-type="float" office:value="26">
            <text:p>26</text:p>
          </table:table-cell>
          <table:table-cell table:formula="of:=[.M45]" office:value-type="string" office:string-value="FreezingRay">
            <text:p>FreezingRay</text:p>
          </table:table-cell>
          <table:table-cell table:formula="of:=INT([.N45] * 1.2)" office:value-type="float" office:value="36">
            <text:p>36</text:p>
          </table:table-cell>
          <table:table-cell table:formula="of:=[.O45]" office:value-type="string" office:string-value="BurningRay">
            <text:p>BurningRay</text:p>
          </table:table-cell>
          <table:table-cell table:formula="of:=INT([.P45] * 1.2)" office:value-type="float" office:value="44">
            <text:p>44</text:p>
          </table:table-cell>
          <table:table-cell table:formula="of:=[.Q45]" office:value-type="string" office:string-value="CripplingRay">
            <text:p>CripplingRay</text:p>
          </table:table-cell>
          <table:table-cell table:formula="of:=INT([.R45] * 1.2)" office:value-type="float" office:value="54">
            <text:p>54</text:p>
          </table:table-cell>
          <table:table-cell table:formula="of:=[.S45]" office:value-type="string" office:string-value="EyeOfChaos">
            <text:p>EyeOfChaos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18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8H28M45S</meta:editing-duration>
    <meta:editing-cycles>123</meta:editing-cycles>
    <meta:generator>OpenOffice.org/3.1$Win32 OpenOffice.org_project/310m19$Build-9420</meta:generator>
    <dc:date>2010-04-21T18:27:44.73</dc:date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